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adornments="Fet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style:font-name="Arial"/>
    </style:style>
    <style:style style:name="P2" style:family="paragraph" style:parent-style-name="Text_20_body">
      <style:text-properties style:font-name="Arial" fo:language="en" fo:country="GB" style:language-asian="zxx" style:country-asian="none" style:language-complex="zxx" style:country-complex="none"/>
    </style:style>
    <style:style style:name="P3" style:family="paragraph" style:parent-style-name="Text_20_body">
      <style:text-properties style:font-name="Arial" fo:language="en" fo:country="GB" style:font-name-asian="Andale Sans UI" style:language-asian="zxx" style:country-asian="none" style:font-name-complex="Tahoma" style:language-complex="zxx" style:country-complex="none"/>
    </style:style>
    <style:style style:name="P4" style:family="paragraph" style:parent-style-name="Text_20_body">
      <style:paragraph-properties fo:text-align="center" style:justify-single-word="false"/>
    </style:style>
    <style:style style:name="P5" style:family="paragraph" style:parent-style-name="Text_20_body">
      <style:text-properties fo:language="en" fo:country="GB" style:language-asian="zxx" style:country-asian="none" style:language-complex="zxx" style:country-complex="none"/>
    </style:style>
    <style:style style:name="P6" style:family="paragraph" style:parent-style-name="Standard">
      <style:paragraph-properties fo:text-align="center" style:justify-single-word="false"/>
      <style:text-properties style:font-name="Arial" fo:font-size="28pt" fo:language="en" fo:country="GB" fo:font-weight="bold" style:font-size-asian="28pt" style:language-asian="zxx" style:country-asian="none" style:font-weight-asian="bold" style:font-size-complex="28pt" style:language-complex="zxx" style:country-complex="none" style:font-weight-complex="bold"/>
    </style:style>
    <style:style style:name="P7" style:family="paragraph" style:parent-style-name="Standard">
      <style:paragraph-properties fo:text-align="center" style:justify-single-word="false"/>
      <style:text-properties style:font-name="Arial" fo:font-size="28pt" fo:language="en" fo:country="GB" fo:font-weight="normal" style:font-size-asian="28pt" style:language-asian="zxx" style:country-asian="none" style:font-weight-asian="normal" style:font-size-complex="28pt" style:language-complex="zxx" style:country-complex="none" style:font-weight-complex="normal"/>
    </style:style>
    <style:style style:name="P8" style:family="paragraph" style:parent-style-name="Standard">
      <style:text-properties style:font-name="Arial" fo:language="en" fo:country="GB" style:language-asian="zxx" style:country-asian="none" style:language-complex="zxx" style:country-complex="none"/>
    </style:style>
    <style:style style:name="P9" style:family="paragraph" style:parent-style-name="Code">
      <style:text-properties fo:language="en" fo:country="GB" style:language-asian="zxx" style:country-asian="none" style:language-complex="zxx" style:country-complex="none"/>
    </style:style>
    <style:style style:name="P10" style:family="paragraph" style:parent-style-name="Code">
      <style:text-properties style:font-name="Arial" fo:language="en" fo:country="GB" style:language-asian="zxx" style:country-asian="none" style:language-complex="zxx" style:country-complex="none"/>
    </style:style>
    <style:style style:name="P11" style:family="paragraph" style:parent-style-name="Code">
      <style:paragraph-properties fo:margin-left="1.245cm" fo:margin-right="0cm" fo:text-indent="0cm" style:auto-text-indent="false"/>
      <style:text-properties fo:language="en" fo:country="GB" style:language-asian="zxx" style:country-asian="none" style:language-complex="zxx" style:country-complex="none"/>
    </style:style>
    <style:style style:name="P12" style:family="paragraph" style:parent-style-name="Contents_20_Heading">
      <style:paragraph-properties fo:break-before="page"/>
    </style:style>
    <style:style style:name="P13" style:family="paragraph" style:parent-style-name="Contents_20_1">
      <style:paragraph-properties>
        <style:tab-stops>
          <style:tab-stop style:position="16.999cm" style:type="right" style:leader-style="dotted" style:leader-text="."/>
        </style:tab-stops>
      </style:paragraph-properties>
    </style:style>
    <style:style style:name="P14" style:family="paragraph" style:parent-style-name="Contents_20_2">
      <style:paragraph-properties>
        <style:tab-stops>
          <style:tab-stop style:position="16.499cm" style:type="right" style:leader-style="dotted" style:leader-text="."/>
        </style:tab-stops>
      </style:paragraph-properties>
    </style:style>
    <style:style style:name="P15" style:family="paragraph" style:parent-style-name="Heading_20_2">
      <style:text-properties style:font-name="Arial" fo:language="en" fo:country="GB" style:language-asian="zxx" style:country-asian="none" style:language-complex="zxx" style:country-complex="none"/>
    </style:style>
    <style:style style:name="P16" style:family="paragraph" style:parent-style-name="Heading_20_2">
      <style:text-properties fo:language="en" fo:country="GB" style:language-asian="zxx" style:country-asian="none" style:language-complex="zxx" style:country-complex="none"/>
    </style:style>
    <style:style style:name="P17" style:family="paragraph" style:parent-style-name="Heading_20_2">
      <style:paragraph-properties fo:margin-top="0.423cm" fo:margin-bottom="0.212cm" fo:keep-with-next="always"/>
      <style:text-properties style:font-name="Arial" fo:language="en" fo:country="GB" style:font-name-asian="Andale Sans UI" style:language-asian="zxx" style:country-asian="none" style:font-name-complex="Tahoma" style:language-complex="zxx" style:country-complex="none"/>
    </style:style>
    <style:style style:name="P18" style:family="paragraph" style:parent-style-name="Text_20_body" style:list-style-name="L1">
      <style:text-properties style:font-name="Arial" fo:language="en" fo:country="GB" style:language-asian="zxx" style:country-asian="none" style:language-complex="zxx" style:country-complex="none"/>
    </style:style>
    <style:style style:name="P19" style:family="paragraph" style:parent-style-name="Text_20_body" style:list-style-name="L2">
      <style:text-properties style:font-name="Arial" fo:language="en" fo:country="GB" style:language-asian="zxx" style:country-asian="none" style:language-complex="zxx" style:country-complex="none"/>
    </style:style>
    <style:style style:name="P20" style:family="paragraph" style:parent-style-name="Text_20_body" style:list-style-name="L3">
      <style:text-properties style:font-name="Arial" fo:language="en" fo:country="GB" style:font-name-asian="Andale Sans UI" style:language-asian="zxx" style:country-asian="none" style:font-name-complex="Tahoma" style:language-complex="zxx" style:country-complex="none"/>
    </style:style>
    <style:style style:name="P21" style:family="paragraph" style:parent-style-name="Standard" style:master-page-name="First_20_Page">
      <style:paragraph-properties fo:text-align="center" style:justify-single-word="false" style:page-number="auto"/>
      <style:text-properties style:font-name="Arial" fo:font-size="28pt" fo:language="en" fo:country="GB" fo:font-weight="bold" style:font-size-asian="28pt" style:language-asian="zxx" style:country-asian="none" style:font-weight-asian="bold" style:font-size-complex="28pt" style:language-complex="zxx" style:country-complex="none" style:font-weight-complex="bold"/>
    </style:style>
    <style:style style:name="P22" style:family="paragraph" style:parent-style-name="Heading_20_1">
      <style:text-properties style:font-name="Arial" fo:language="en" fo:country="GB" style:language-asian="zxx" style:country-asian="none" style:language-complex="zxx" style:country-complex="none"/>
    </style:style>
    <style:style style:name="P23" style:family="paragraph" style:parent-style-name="Heading_20_1">
      <style:paragraph-properties fo:text-align="center" style:justify-single-word="false"/>
      <style:text-properties style:font-name="Arial" fo:language="en" fo:country="GB" style:language-asian="zxx" style:country-asian="none" style:language-complex="zxx" style:country-complex="none"/>
    </style:style>
    <style:style style:name="P24" style:family="paragraph" style:parent-style-name="Heading_20_1">
      <style:text-properties fo:language="en" fo:country="GB" style:language-asian="zxx" style:country-asian="none" style:language-complex="zxx" style:country-complex="none"/>
    </style:style>
    <style:style style:name="P25" style:family="paragraph" style:parent-style-name="Heading_20_1">
      <style:paragraph-properties fo:break-before="page"/>
      <style:text-properties style:font-name="Arial" fo:language="en" fo:country="GB" style:language-asian="zxx" style:country-asian="none" style:language-complex="zxx" style:country-complex="none"/>
    </style:style>
    <style:style style:name="T1" style:family="text">
      <style:text-properties fo:language="en" fo:country="GB" style:language-asian="zxx" style:country-asian="none" style:language-complex="zxx" style:country-complex="none"/>
    </style:style>
    <style:style style:name="T2" style:family="text">
      <style:text-properties style:font-name="Arial"/>
    </style:style>
    <style:style style:name="T3" style:family="text">
      <style:text-properties style:font-name="Arial" style:font-name-asian="Andale Sans UI" style:font-name-complex="Tahoma"/>
    </style:style>
    <style:style style:name="T4" style:family="text">
      <style:text-properties style:font-name="Arial" fo:language="en" fo:country="GB" style:language-asian="zxx" style:country-asian="none" style:language-complex="zxx" style:country-complex="none"/>
    </style:style>
    <style:style style:name="T5" style:family="text">
      <style:text-properties style:font-name-asian="Andale Sans UI" style:font-name-complex="Tahoma"/>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6"/>
      <text:p text:style-name="P6"/>
      <text:p text:style-name="P6"/>
      <text:p text:style-name="P6"/>
      <text:p text:style-name="P6"/>
      <text:p text:style-name="P6">FabOS</text:p>
      <text:p text:style-name="P7">aka. Fab.U.L.O.S</text:p>
      <text:p text:style-name="P4">(Fabian's Ultra Lightweight Operating System)</text:p>
      <text:p text:style-name="P6"/>
      <text:p text:style-name="P6"/>
      <text:p text:style-name="P6">Programmers guide<text:line-break/></text:p>
      <text:p text:style-name="P8"/>
      <text:h text:style-name="P23" text:outline-level="1" text:is-list-header="true">© 2009 Fabian Huslik</text:h>
      <text:table-of-content text:style-name="Sect1" text:protected="true" text:name="Inhaltsverzeichnis1">
        <text:table-of-content-source text:outline-level="3">
          <text:index-title-template text:style-name="Contents_20_Heading">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2">Content</text:p>
          </text:index-title>
          <text:p text:style-name="P13"><text:s/>1.What is FabOS<text:tab/>3</text:p>
          <text:p text:style-name="P13"><text:s/>2.Concepts<text:tab/>3</text:p>
          <text:p text:style-name="P13"><text:s/>3.Set up of the operating system<text:tab/>3</text:p>
          <text:p text:style-name="P14"><text:s/>3.1.Defines in FabOS.h<text:tab/>3</text:p>
          <text:p text:style-name="P14"><text:s/>3.2.void OS_CustomISRCode() ;<text:tab/>4</text:p>
          <text:p text:style-name="P14"><text:s/>3.3.The main()<text:tab/>4</text:p>
          <text:p text:style-name="P14"><text:s/>3.4.Preempted tasks<text:tab/>5</text:p>
          <text:p text:style-name="P14"><text:s/>3.5.Idle task<text:tab/>5</text:p>
          <text:p text:style-name="P14"><text:s/>3.6.Timer<text:tab/>5</text:p>
          <text:p text:style-name="P13"><text:s/>4.Initialize the operating system<text:tab/>5</text:p>
          <text:p text:style-name="P14"><text:s/>4.1.void CPU_init()<text:tab/>5</text:p>
          <text:p text:style-name="P14"><text:s/>4.2.void OS_TaskCreate( uint8_t taskNum, void (*t)(), uint8_t *stack)<text:tab/>6</text:p>
          <text:p text:style-name="P14"><text:s/>4.3.void OS_StartExecution() <text:tab/>6</text:p>
          <text:p text:style-name="P13"><text:s/>5.Inter-Task communication<text:tab/>6</text:p>
          <text:p text:style-name="P14"><text:s/>5.1.void OS_MutexGet(int8_t mutexNum)<text:tab/>6</text:p>
          <text:p text:style-name="P14"><text:s/>5.2.void OS_MutexRelease(int8_t mutexNum);<text:tab/>6</text:p>
          <text:p text:style-name="P14"><text:s/>5.3.void OS_SetEvent(uint8_t EventMask, uint8_t TaskID)<text:tab/>6</text:p>
          <text:p text:style-name="P14"><text:s/>5.4.uint8_t OS_WaitEvent(uint8_t EventMask) <text:tab/>6</text:p>
          <text:p text:style-name="P14"><text:s/>5.5.uint8_t OS_WaitEventTimeout(uint8_t EventMask, uint16_t numTicks )<text:tab/>7</text:p>
          <text:p text:style-name="P14"><text:s/>5.6.uint8_t OS_QueueIn(OS_Queue_t* pQueue , uint8_t byte)<text:tab/>7</text:p>
          <text:p text:style-name="P14"><text:s/>5.7.uint8_t OS_QueueOut(OS_Queue_t* pQueue, uint8_t *pByte)<text:tab/>7</text:p>
          <text:p text:style-name="P13"><text:s/>6.Timing functions<text:tab/>7</text:p>
          <text:p text:style-name="P14"><text:s/>6.1.void OS_WaitTicks( uint16_t numTicks) ; <text:tab/>7</text:p>
          <text:p text:style-name="P14"><text:s/>6.2.void OS_SetAlarm(uint8_t TaskID, uint16_t numTicks ); <text:tab/>7</text:p>
          <text:p text:style-name="P14"><text:s/>6.3.void OS_WaitAlarm(); <text:tab/>7</text:p>
          <text:p text:style-name="P13"><text:s/>7.Internal functions<text:tab/>7</text:p>
          <text:p text:style-name="P14"><text:s/>7.1.ISR <text:s/>(OS_ScheduleISR)__attribute__ ((naked,signal)); <text:tab/>7</text:p>
          <text:p text:style-name="P14"><text:s/>7.2.void OS_TaskCreateInt( uint8_t taskNum, void (*t)(), uint8_t *stack, uint8_t stackSize ) <text:tab/>7</text:p>
          <text:p text:style-name="P14"><text:s/>7.3.int8_t OS_GetNextTaskNumber()<text:tab/>8</text:p>
          <text:p text:style-name="P14"><text:s/>7.4.void OS_Reschedule()__attribute__ ((naked))<text:tab/>8</text:p>
          <text:p text:style-name="P13"><text:s/>8.Helper functions<text:tab/>8</text:p>
          <text:p text:style-name="P14"><text:s/>8.1.uint16_t OS_GetUnusedStack (uint8_t* TaskID)<text:tab/>8</text:p>
        </text:index-body>
      </text:table-of-content>
      <text:h text:style-name="P22" text:outline-level="1" text:is-list-header="true"/>
      <text:h text:style-name="P25" text:outline-level="1">What is FabOS</text:h>
      <text:p text:style-name="P2">FabOS is a lightweight embedded operating system completely written in C using as less RAM <text:s/>and code space as possible.</text:p>
      <text:p text:style-name="P2">It is -as far as possible- independent of the compiler and processor used.</text:p>
      <text:p text:style-name="P2">Footprint:</text:p>
      <text:p text:style-name="P2">For 4 Tasks (including idle) with 3 Mutexes it takes 29 to 41 bytes RAM and 1536 to 1808 bytes code. This values are net values. The stack space for every task and possibly used queue spaces are to be added.</text:p>
      <text:p text:style-name="P2">Key features:</text:p>
      <text:list xml:id="list43255221" text:style-name="L1">
        <text:list-item>
          <text:p text:style-name="P18">Preemtive real time task scheduling</text:p>
        </text:list-item>
        <text:list-item>
          <text:p text:style-name="P18">Mutexes</text:p>
        </text:list-item>
        <text:list-item>
          <text:p text:style-name="P18">Events</text:p>
        </text:list-item>
        <text:list-item>
          <text:p text:style-name="P18">Byte-queues</text:p>
        </text:list-item>
        <text:list-item>
          <text:p text:style-name="P18">alarms</text:p>
        </text:list-item>
        <text:list-item>
          <text:p text:style-name="P18">flexible use of OS-tick timer interrupt</text:p>
        </text:list-item>
        <text:list-item>
          <text:p text:style-name="P18">Idle task, which runs on native stack</text:p>
        </text:list-item>
        <text:list-item>
          <text:p text:style-name="P18">easy to use and to understand</text:p>
        </text:list-item>
      </text:list>
      <text:h text:style-name="P22" text:outline-level="1">Concepts</text:h>
      <text:p text:style-name="P2">Preemptive task switching is done by storing the context (all registers + CPU state) on top of the stack of the task.</text:p>
      <text:p text:style-name="P2">Interrupt stack resides on top of the stack of the actual task.</text:p>
      <text:p text:style-name="P2">A System consists of some tasks, which are defined as a “void” function with the following structure:</text:p>
      <text:p text:style-name="P9">void Task(void) { … your code ...}</text:p>
      <text:p text:style-name="P2">Each task has its own stack, provided by a byte array.</text:p>
      <text:p text:style-name="P2">The idle task does not have a stack-array defined. Instead it uses the unused "ordinary" stack at the end of RAM. The idle task consists of an infinite loop placed after the call of OS_StartExecution().</text:p>
      <text:p text:style-name="P2">Restrictions:</text:p>
      <text:list xml:id="list43262152" text:style-name="L2">
        <text:list-item>
          <text:p text:style-name="P19">This is a static operating system. </text:p>
        </text:list-item>
        <text:list-item>
          <text:p text:style-name="P19">A task, mutex, queue once created, exists forever.</text:p>
        </text:list-item>
        <text:list-item>
          <text:p text:style-name="P19">strictly no use of malloc()</text:p>
        </text:list-item>
        <text:list-item>
          <text:p text:style-name="P19">One Task has a fixed priority, which is related to the ID. Lower IDs come first.</text:p>
        </text:list-item>
        <text:list-item>
          <text:p text:style-name="P19">Queues are static.</text:p>
        </text:list-item>
      </text:list>
      <text:h text:style-name="P24" text:outline-level="1">Set up of the operating system</text:h>
      <text:h text:style-name="P15" text:outline-level="2">Defines in FabOS.h</text:h>
      <text:p text:style-name="P9">#define OS_NUMTASKS 3 </text:p>
      <text:p text:style-name="P5">Set the total number of <text:s/>tasks excluding the idle task. (number of OS_CreateTask – function calls) <text:line-break/>never &gt;8</text:p>
      <text:p text:style-name="P5"/>
      <text:p text:style-name="P9">#define OS_NUMMUTEX 3 </text:p>
      <text:p text:style-name="P5">Set the total number of different mutexes.</text:p>
      <text:p text:style-name="P5"><text:soft-page-break/></text:p>
      <text:p text:style-name="P9">#define OS_UNUSEDMASK 0xee</text:p>
      <text:p text:style-name="P5">Set the value to be written into unused memory. </text:p>
      <text:p text:style-name="P5">Used by "OS_get_unused_Stack()"</text:p>
      <text:p text:style-name="P5"/>
      <text:p text:style-name="P9">#define OS_ScheduleISR TIMER1_COMPA_vect </text:p>
      <text:p text:style-name="P5">Set the interrupt vector which is used for scheduling.</text:p>
      <text:p text:style-name="P5">The user has to set up the cyclic timer interrupt.</text:p>
      <text:p text:style-name="P5">If any additional code has to be executed in this interrupt, the function "OS_CustomISRCode() " can be filled with this code.</text:p>
      <text:p text:style-name="P5"/>
      <text:p text:style-name="P9">#define OS_USECLOCK 1</text:p>
      <text:p text:style-name="P5">Use a 32-bit OS tick counter, which can be read by OS_GetTicks(uint32_t* pTime)</text:p>
      <text:p text:style-name="P5"/>
      <text:p text:style-name="P9">#define OS_USEMEMCHECKS 1</text:p>
      <text:p text:style-name="P5">Enable the OS_get_unused_Stack function.</text:p>
      <text:p text:style-name="P5"/>
      <text:p text:style-name="P9">#define OS_USECOMBINED 1 <text:tab/></text:p>
      <text:p text:style-name="P5">Use "OS_WaitTicks()" and "OS_WaitEventTimeout()" which are easier to use, than combining alarms and events to get the functionality.</text:p>
      <text:h text:style-name="P15" text:outline-level="2">void OS_CustomISRCode() ;</text:h>
      <text:p text:style-name="P2">Function to be provided in the users code, if something has to be done in the timer-tick-ISR. This function will be executed inside the ISR context. A good example is to set a compare register to some value to make the next timer interrupt occur at the correct time. The following is only an example. Do not enable interrupts globally. This is done by the call of OS_StartExecution().</text:p>
      <text:p text:style-name="P9">void OS_CustomISRCode(void)</text:p>
      <text:p text:style-name="P9">{</text:p>
      <text:p text:style-name="P9"><text:tab/>// TODO add your Timer ISR here</text:p>
      <text:p text:style-name="P9"><text:tab/>TCNT1 =0; <text:s/>// reset the timer on ISR</text:p>
      <text:p text:style-name="P10">}</text:p>
      <text:h text:style-name="P16" text:outline-level="2">The main()</text:h>
      <text:p text:style-name="P5">The main() function consists of the following items:</text:p>
      <text:p text:style-name="P5">Task and other function prototypes:</text:p>
      <text:p text:style-name="P9">void Task1(void);</text:p>
      <text:p text:style-name="P9">void Task2(void);</text:p>
      <text:p text:style-name="P9">void Task3(void);</text:p>
      <text:p text:style-name="P9">void CPU_init(void);</text:p>
      <text:p text:style-name="P5">The stack declaration:</text:p>
      <text:p text:style-name="P9">uint8_t Task1Stack[200] ;</text:p>
      <text:p text:style-name="P9">uint8_t Task2Stack[200] ;</text:p>
      <text:p text:style-name="P9">uint8_t Task3Stack[200] ;</text:p>
      <text:p text:style-name="P5">The main function itself:</text:p>
      <text:p text:style-name="P9">int main(void)</text:p>
      <text:p text:style-name="P9">{</text:p>
      <text:p text:style-name="P5">Initialisation of the CPU with global interrupts disabled:</text:p>
      <text:p text:style-name="P9"><text:tab/>CPU_init();</text:p>
      <text:p text:style-name="P5">The creation of the tasks (up to NUMTASKS):</text:p>
      <text:p text:style-name="P9"><text:soft-page-break/><text:tab/>OS_TaskCreate(0, Task1, Task1Stack);</text:p>
      <text:p text:style-name="P9"><text:tab/>OS_TaskCreate(1, Task2, Task2Stack);</text:p>
      <text:p text:style-name="P9"><text:tab/>OS_TaskCreate(2, Task3, Task3Stack);</text:p>
      <text:p text:style-name="P5">Starting of the Operating System:</text:p>
      <text:p text:style-name="P9"><text:tab/>OS_StartExecution() ;</text:p>
      <text:p text:style-name="P9"><text:tab/>while(1)</text:p>
      <text:p text:style-name="P9"><text:tab/>{</text:p>
      <text:p text:style-name="P9"><text:tab/><text:tab/>// THIS IS the idle task</text:p>
      <text:p text:style-name="P9"><text:tab/>}</text:p>
      <text:p text:style-name="P9">}</text:p>
      <text:p text:style-name="Text_20_body"/>
      <text:p text:style-name="P5"/>
      <text:h text:style-name="P16" text:outline-level="2">Preempted tasks</text:h>
      <text:p text:style-name="P2">A System consists of some tasks, which are defined as a “void” function with the following structure:</text:p>
      <text:p text:style-name="P9">void Task(void) { … your code ...}</text:p>
      <text:p text:style-name="P5">A Task must never exit the function. Therefore the following is the minimum for a task. </text:p>
      <text:p text:style-name="P9">void Task(void) </text:p>
      <text:p text:style-name="P9">{ </text:p>
      <text:p text:style-name="P11">while(1)</text:p>
      <text:p text:style-name="P11">{</text:p>
      <text:p text:style-name="P11"><text:tab/>// add your code here...</text:p>
      <text:p text:style-name="P11">}</text:p>
      <text:p text:style-name="P11">// this line must never be hit!</text:p>
      <text:p text:style-name="P9">}</text:p>
      <text:p text:style-name="P2">Each task has its own stack, provided by a byte array.</text:p>
      <text:h text:style-name="Heading_20_2" text:outline-level="2">Idle task</text:h>
      <text:p text:style-name="Text_20_body">This is the code, which comes right after <text:span text:style-name="T1">OS_StartExecution() ; in main().</text:span></text:p>
      <text:p text:style-name="P5">Inside the idle task, it is not allowed to exit the function (so exiting main()) and it is also not allowed to use OS_Wait functions.</text:p>
      <text:p text:style-name="P5">Which means, the idle task can only use:</text:p>
      <text:p text:style-name="P9">void <text:tab/>OS_SetEvent(uint8_t EventMask, uint8_t TaskID);</text:p>
      <text:p text:style-name="P9">void <text:tab/>OS_MutexGet(int8_t mutexID); </text:p>
      <text:p text:style-name="P9">void <text:tab/>OS_MutexRelease(int8_t mutexID); </text:p>
      <text:p text:style-name="P9">void <text:tab/>OS_SetAlarm(uint8_t TaskID, uint16_t numTicks ); </text:p>
      <text:p text:style-name="P9">uint8_t<text:tab/>OS_QueueIn(OS_Queue_t* pQueue , uint8_t byte); </text:p>
      <text:p text:style-name="P9">uint8_t<text:tab/>OS_QueueOut(OS_Queue_t* pQueue, uint8_t *pByte); </text:p>
      <text:p text:style-name="P9">uint16_t<text:tab/>OS_GetUnusedStack (uint8_t TaskID); </text:p>
      <text:p text:style-name="P9">void <text:tab/>OS_GetTicks(uint32_t* pTime); </text:p>
      <text:p text:style-name="P5"/>
      <text:h text:style-name="P16" text:outline-level="2">Timer</text:h>
      <text:p text:style-name="P5">In the CPUinit the used timer interrupt is to be set up with global interrupts disabled. An useful frequency for the ISR is 1 to 10 ms, depending on the application.</text:p>
      <text:p text:style-name="P5">The user (you) is in charge to make the interrupt happen in the wanted cycle time.</text:p>
      <text:p text:style-name="P5"/>
      <text:h text:style-name="P24" text:outline-level="1"><text:soft-page-break/>Initialize the operating system</text:h>
      <text:h text:style-name="P15" text:outline-level="2">void CPU_init()</text:h>
      <text:p text:style-name="P2">Initialize the CPU and the timer interrupts, but do not yet enable interrupts.</text:p>
      <text:h text:style-name="P15" text:outline-level="2">void OS_TaskCreate( uint8_t taskNum, void (*t)(), uint8_t *stack)</text:h>
      <text:p text:style-name="P2">Creates a task. This function is realized as a macro to simplify the API;</text:p>
      <text:p text:style-name="P2">First Parameter is the task number, where also the task number defines the tasks priority. Task 0 has the highest priority. Task 7 is the lowest priority. The maximum number of tasks is 8. (so the highest number here is 7)</text:p>
      <text:p text:style-name="P2">Second parameter is a pointer to a void function, which implements the task. Inside this function all OS – API calls can be used.</text:p>
      <text:p text:style-name="P2">Third parameter is a pointer to the stack array of this task. Each task needs its own stack space. The remaining stack size can be checked by the OS_get_unused_stack(*) function. The space must be dimensioned at least 34 bytes larger than calculated, because the task context is stored there at a task change.</text:p>
      <text:h text:style-name="P15" text:outline-level="2">void OS_StartExecution() </text:h>
      <text:p text:style-name="P2">Start the operating system; This function returns, if no task is to be run for the first time. The code after this function call is the idle task. So this function must be followed by an infinite loop. If this function exits, there will be an uncontrolled reset of the controller.</text:p>
      <text:h text:style-name="P24" text:outline-level="1">Inter-Task communication</text:h>
      <text:h text:style-name="P15" text:outline-level="2">void OS_MutexGet(int8_t mutexNum)</text:h>
      <text:p text:style-name="P2">Get a mutex when entering a critical section. If the mutex is occupied, the scheduling will switch to the task, which is blocking the mutex. Otherwise the mutex will be locked and the execution continues right away.<text:line-break/>The total number of mutexes is limited to NUMMUTEX.</text:p>
      <text:p text:style-name="P2">Trying to get the same mutex twice without releasing it, leads to an eternal loop.</text:p>
      <text:p text:style-name="P2">Triggers re-scheduling.</text:p>
      <text:h text:style-name="P15" text:outline-level="2">void OS_MutexRelease(int8_t mutexNum);</text:h>
      <text:p text:style-name="P2">Release the mutex at the end of a critical section. A re-scheduling will be done, if another task is waiting for the mutex.</text:p>
      <text:p text:style-name="P2">Triggers re-scheduling.</text:p>
      <text:h text:style-name="P16" text:outline-level="2">void OS_SetEvent(uint8_t EventMask, uint8_t TaskID)</text:h>
      <text:p text:style-name="P5">Set one or more events (8 bit EventMask) for one task.</text:p>
      <text:p text:style-name="P5">Each task has up to 8 events, which are realized by a bitmask.</text:p>
      <text:p text:style-name="P5">You can send one or more events to another task. It will wake up, if it waits for at least one oft the events. If you send events, and the task is not waiting for it, it will just continue, if you wait for it.</text:p>
      <text:p text:style-name="P2">Triggers re-scheduling.</text:p>
      <text:h text:style-name="P16" text:outline-level="2"><text:soft-page-break/>uint8_t OS_WaitEvent(uint8_t EventMask) </text:h>
      <text:p text:style-name="P5"><text:span text:style-name="T2">Inactivate Task and </text:span>wait for one or more events. Return value is the bit-mask of the event(s), which lead to task reactivation. If the return value is zero, the task was activated by an expired alarm.</text:p>
      <text:p text:style-name="P5">To do a waitEvent with timeout, you can do:</text:p>
      <text:p text:style-name="P9">SetAlarm(ThisTask, MyTimeout);<text:line-break/>ret = WaitEvent(myEventMask);</text:p>
      <text:p text:style-name="P5">if (ret == 0) , then you had a timeout.</text:p>
      <text:p text:style-name="P5">You have to disable the alarm in case of avant success.</text:p>
      <text:p text:style-name="P2">Triggers re-scheduling.</text:p>
      <text:p text:style-name="P5">...or just use the following simplified function.</text:p>
      <text:h text:style-name="P17" text:outline-level="2">uint8_t OS_WaitEventTimeout(uint8_t EventMask, uint16_t numTicks )</text:h>
      <text:p text:style-name="P5"><text:span text:style-name="T3">Inactivate Task and w</text:span><text:span text:style-name="T3">ait for an event in combination with a timeout.</text:span></text:p>
      <text:p text:style-name="P3">Continues, if:</text:p>
      <text:list xml:id="list43248342" text:style-name="L3">
        <text:list-item>
          <text:p text:style-name="P20">the timeout has expired (return value is 0)</text:p>
        </text:list-item>
        <text:list-item>
          <text:p text:style-name="P20">if an event had occurred (return value is the event, which lead to activation)</text:p>
        </text:list-item>
      </text:list>
      <text:p text:style-name="P3">Triggers re-scheduling.</text:p>
      <text:h text:style-name="P16" text:outline-level="2">uint8_t OS_QueueIn(OS_Queue_t* pQueue , uint8_t *pByte)</text:h>
      <text:p text:style-name="P5"><text:span text:style-name="T2">Put an element </text:span>into<text:span text:style-name="T2"> a FIFO queue. Return value is 1 if queue is full.</text:span></text:p>
      <text:p text:style-name="P2">The Queue must be globally declared and initialized as follows:</text:p>
      <text:p text:style-name="P9">OS_QueueDefine(QueueName,(Number of Elements),(Element Size));</text:p>
      <text:p text:style-name="Text_20_body">for example:</text:p>
      <text:p text:style-name="P9">OS_QueueDefine(myQueue,100,4);</text:p>
      <text:p text:style-name="Text_20_body">defines a Queue named "myQueue" which has room for 100 elements of a size of 4 bytes. Attention, only 99 positions are usable, the last one is used as full/empty recognition.</text:p>
      <text:p text:style-name="Text_20_body">Then a 32bit-value can be stored to a queue as follows:</text:p>
      <text:p text:style-name="Code">OS_QueueIn(&amp;myQueue,(uint8_t*)&amp;my32BitValue);</text:p>
      <text:h text:style-name="P16" text:outline-level="2">uint8_t OS_QueueOut(OS_Queue_t* pQueue, uint8_t *pByte)</text:h>
      <text:p text:style-name="P2">Get an element out of a FIFO queue. </text:p>
      <text:p text:style-name="P2">Element size depends on the queue declaration.</text:p>
      <text:p text:style-name="P2">The Pointer target must be of the same type and size as the source.</text:p>
      <text:p text:style-name="P2">Return value is 1 if queue was empty and no data was copied.</text:p>
      <text:h text:style-name="P24" text:outline-level="1">Timing functions</text:h>
      <text:h text:style-name="P15" text:outline-level="2">void OS_WaitTicks( uint16_t <text:span text:style-name="T5">numTicks</text:span>) ; </text:h>
      <text:p text:style-name="P2">Inactivate Task and wait for the specified number of OS ticks.</text:p>
      <text:p text:style-name="P2">Triggers re-scheduling.</text:p>
      <text:h text:style-name="P15" text:outline-level="2">void OS_SetAlarm(uint8_t TaskID, uint16_t numTicks ); </text:h>
      <text:p text:style-name="P2">Set Alarm for own or other task and continue. An alarm will be registered for the <text:soft-page-break/>specified task. To remove an alarm, set it again with numTicks = 0;</text:p>
      <text:p text:style-name="P2">Only one alarm per task can be set at a time.</text:p>
      <text:h text:style-name="P15" text:outline-level="2">void OS_WaitAlarm(); </text:h>
      <text:p text:style-name="P2">Inactivate Task and wait for an alarm to expire.</text:p>
      <text:p text:style-name="P2">Triggers re-scheduling.</text:p>
      <text:h text:style-name="P24" text:outline-level="1">Internal functions</text:h>
      <text:h text:style-name="P15" text:outline-level="2">ISR <text:s/>(OS_ScheduleISR)__attribute__ ((naked,signal)); </text:h>
      <text:p text:style-name="P2">Internal, not to be called by the application;</text:p>
      <text:p text:style-name="P2">OS tick interrupt function (vector defined in FabOS.h)</text:p>
      <text:h text:style-name="P15" text:outline-level="2">void OS_TaskCreateInt( uint8_t taskNum, void (*t)(), uint8_t *stack, uint8_t stackSize ) </text:h>
      <text:p text:style-name="P2">Internal, not to be called by the application;</text:p>
      <text:p text:style-name="P2">Create a task, function provided as macro for simplification.</text:p>
      <text:h text:style-name="P15" text:outline-level="2">int8_t OS_GetNextTaskNumber()</text:h>
      <text:p text:style-name="P2">Internal: determine the next task to be run according priority.</text:p>
      <text:h text:style-name="P15" text:outline-level="2">void OS_Reschedule()__attribute__ ((naked))</text:h>
      <text:p text:style-name="P2">Trigger re-scheduling according the task priorities.</text:p>
      <text:p text:style-name="P2">Mostly used internally. Could be used externally, but more or less useless, as most OS-API trigger a reschedule anyway.</text:p>
      <text:p text:style-name="P9">(__attribute__ ((naked)) )</text:p>
      <text:h text:style-name="P24" text:outline-level="1">Helper functions</text:h>
      <text:h text:style-name="P15" text:outline-level="2">uint16_t OS_GetUnusedStack (uint8_t* TaskID)</text:h>
      <text:p text:style-name="P2">Get the unused stack space for any task.</text:p>
      <text:p text:style-name="P2">The parameter is the Task ID. For the idle task specify NUMTAS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adornments="Fet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left="0.499cm" fo:margin-right="0cm" fo:margin-top="0cm" fo:margin-bottom="0cm" fo:text-indent="0cm" style:auto-text-indent="false"/>
      <style:text-properties style:font-name="Arial1"/>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Code" style:family="paragraph" style:parent-style-name="Text_20_body" style:class="text" style:master-page-name="">
      <style:paragraph-properties fo:margin-left="0.499cm" fo:margin-right="0cm" fo:margin-top="0cm" fo:margin-bottom="0cm" fo:text-indent="0cm" style:auto-text-indent="false" style:page-number="auto">
        <style:tab-stops/>
      </style:paragraph-properties>
      <style:text-properties style:font-name="Courier New"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rial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style:style>
    <style:style style:name="MT1" style:family="text">
      <style:text-properties fo:language="en" fo:country="GB" style:language-asian="zxx" style:country-asian="none" style:language-complex="zxx" style:country-complex="non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FabOS Programmers Guide<text:tab/><text:page-number text:select-page="current">8</text:page-number>/<text:page-count>8</text:page-count><text:tab/><text:span text:style-name="MT1">©</text:span> Fabian Huslik</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3</meta:creation-date>
    <meta:editing-duration>PT18H35M59S</meta:editing-duration>
    <meta:editing-cycles>32</meta:editing-cycles>
    <meta:generator>OpenOffice.org/3.1$Win32 OpenOffice.org_project/310m19$Build-9420</meta:generator>
    <dc:date>2009-12-06T23:17:35.29</dc:date>
    <dc:creator>Fabian Huslik</dc:creator>
    <meta:document-statistic meta:table-count="0" meta:image-count="0" meta:object-count="0" meta:page-count="8" meta:paragraph-count="225" meta:word-count="1824" meta:character-count="11526"/>
    <meta:user-defined meta:name="Info 1"/>
    <meta:user-defined meta:name="Info 2"/>
    <meta:user-defined meta:name="Info 3"/>
    <meta:user-defined meta:name="Info 4"/>
  </office:meta>
</office:document-meta>
</file>